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4.45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e7a" style:font-name="Courier New" fo:font-size="9pt" fo:font-weight="normal" fo:font-style="italic" style:font-name-asian="Courier New" style:font-name-complex="Courier New" style:font-size-asian="9pt" style:font-size-complex="9pt" style:font-weight-asian="normal" style:font-weight-complex="normal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complex="bold" style:font-weight-asian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pan text:style-name="T1">Param</text:span> : Frame analyzed / Video width / Video height / Save window size / <text:span text:style-name="T2">minLogoSegmentLength / logoThreshold / removeFG / removeBG / crop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1">Score</text:span> : FP / FN / Time (second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aram\Video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SG_MON (40k frames)</text:p>
          </table:table-cell>
          <table:table-cell office:value-type="string" calcext:value-type="string">
            <text:p>LIGA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NFL</text:p>
          </table:table-cell>
          <table:table-cell office:value-type="string" calcext:value-type="string">
            <text:p>STRAS</text:p>
          </table:table-cell>
        </table:table-row>
        <table:table-row table:style-name="ro2">
          <table:table-cell table:style-name="ce1" office:value-type="string" calcext:value-type="string">
            <text:p>With delete BG + dilate contou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00,100,100,5,11,544, 2,2, 0.64</text:p>
          </table:table-cell>
          <table:table-cell office:value-type="string" calcext:value-type="string">
            <text:p>0,0,200</text:p>
          </table:table-cell>
          <table:table-cell office:value-type="string" calcext:value-type="string">
            <text:p>0,<text:span text:style-name="T1">1/32</text:span>,98</text:p>
          </table:table-cell>
          <table:table-cell office:value-type="string" calcext:value-type="string">
            <text:p>0,0,147</text:p>
          </table:table-cell>
          <table:table-cell/>
          <table:table-cell table:style-name="ce1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100000,100,100,5,11,544, 0,4, 0.64</text:p>
          </table:table-cell>
          <table:table-cell office:value-type="string" calcext:value-type="string">
            <text:p>0,0,200</text:p>
          </table:table-cell>
          <table:table-cell office:value-type="string" calcext:value-type="string">
            <text:p>0,0,101</text:p>
          </table:table-cell>
          <table:table-cell office:value-type="string" calcext:value-type="string">
            <text:p>0,0,147</text:p>
          </table:table-cell>
          <table:table-cell office:value-type="string" calcext:value-type="string">
            <text:p><text:span text:style-name="T1">9/32</text:span>, 0, 276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<text:span text:style-name="T1">1</text:span><text:span text:style-name="T7">,</text:span><text:span text:style-name="T1">4/34</text:span><text:span text:style-name="T7">,200</text:span></text:p>
          </table:table-cell>
        </table:table-row>
        <table:table-row table:style-name="ro2">
          <table:table-cell office:value-type="string" calcext:value-type="string">
            <text:p>100000,200,200,5,66,5000, 0,2, 0.64</text:p>
          </table:table-cell>
          <table:table-cell table:number-columns-repeated="5"/>
          <table:table-cell office:value-type="string" calcext:value-type="string">
            <text:p>0, <text:span text:style-name="T1">2/34</text:span>, 350</text:p>
          </table:table-cell>
        </table:table-row>
        <table:table-row table:style-name="ro2">
          <table:table-cell office:value-type="string" calcext:value-type="string">
            <text:p>100000,100,100,5,66,5000, 0,2, 0.64</text:p>
          </table:table-cell>
          <table:table-cell table:number-columns-repeated="5"/>
          <table:table-cell office:value-type="string" calcext:value-type="string">
            <text:p><text:span text:style-name="T3">0</text:span>, <text:span text:style-name="T1">3/34</text:span>, 215</text:p>
          </table:table-cell>
        </table:table-row>
        <table:table-row table:style-name="ro3">
          <table:table-cell table:style-name="ce1" office:value-type="string" calcext:value-type="string">
            <text:p>Without delete BG +</text:p>
            <text:p>Gauss contour / mosaic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pan text:style-name="T3">100000,100,100,10,85,850, 0,0, 0.81</text:span></text:p>
            <text:p>(gaussian blur mosaic + contourDiff ) </text:p>
          </table:table-cell>
          <table:table-cell office:value-type="string" calcext:value-type="string">
            <text:p><text:span text:style-name="T1">1</text:span><text:span text:style-name="T7">, 0, 337</text:span></text:p>
          </table:table-cell>
          <table:table-cell office:value-type="string" calcext:value-type="string">
            <text:p><text:span text:style-name="T1">2, 7/32</text:span><text:span text:style-name="T7">, 167</text:span>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With delete BG + gauss contour</text:p>
            <text:p><text:span text:style-name="T4">Gauss contour / mosaic</text:span></text:p>
            <text:p><text:span text:style-name="T4">+ group shot by seconds (rounded)</text:span></text:p>
            <text:p><text:span text:style-name="T4">+ deleteBG = 0.8 sec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00,100,100,10,10,1000, 1,1, 0.81 </text:p>
          </table:table-cell>
          <table:table-cell office:value-type="string" calcext:value-type="string">
            <text:p><text:span text:style-name="T1">1</text:span>, <text:span text:style-name="T1">1/48</text:span>,<text:span text:style-name="T1"> </text:span><text:span text:style-name="T7">297</text:span></text:p>
          </table:table-cell>
          <table:table-cell table:style-name="ce1" office:value-type="string" calcext:value-type="string">
            <text:p>2, 6/32<text:span text:style-name="T7">, 174</text:span></text:p>
          </table:table-cell>
          <table:table-cell table:number-columns-repeated="3"/>
          <table:table-cell office:value-type="string" calcext:value-type="string">
            <text:p>0, <text:span text:style-name="T1">1/34</text:span><text:span text:style-name="T7">, 298</text:span></text:p>
          </table:table-cell>
        </table:table-row>
        <table:table-row table:style-name="ro5">
          <table:table-cell table:style-name="ce1" office:value-type="string" calcext:value-type="string">
            <text:p><text:span text:style-name="T5">With delete BG + gauss mosaic</text:span></text:p>
            <text:p><text:span text:style-name="T6">+dilate (2)</text:span><text:span text:style-name="T5"> contourDiff </text:span></text:p>
            <text:p><text:span text:style-name="T5">+ deleteBG = 0.8 sec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00,100,100,10,20,10000, 1,1, 0.81 </text:p>
          </table:table-cell>
          <table:table-cell office:value-type="string" calcext:value-type="string">
            <text:p><text:span text:style-name="T1">1, </text:span><text:span text:style-name="T7">0/48, 300</text:span></text:p>
          </table:table-cell>
          <table:table-cell office:value-type="string" calcext:value-type="string">
            <text:p>0,0/32, 280</text:p>
          </table:table-cell>
          <table:table-cell office:value-type="string" calcext:value-type="string">
            <text:p><text:span text:style-name="T1">3</text:span><text:span text:style-name="T7">, 0/36, 334</text:span></text:p>
          </table:table-cell>
          <table:table-cell table:number-columns-repeated="2"/>
          <table:table-cell office:value-type="string" calcext:value-type="string">
            <text:p>0, <text:span text:style-name="T1">1/34</text:span>, 600 (??)</text:p>
          </table:table-cell>
        </table:table-row>
        <table:table-row table:style-name="ro6">
          <table:table-cell table:style-name="ce1" office:value-type="string" calcext:value-type="string">
            <text:p><text:span text:style-name="T5">With delete BG + gauss mosaic</text:span></text:p>
            <text:p><text:span text:style-name="T6">+dilate (2)</text:span><text:span text:style-name="T5"> contourDiff </text:span></text:p>
            <text:p><text:span text:style-name="T5">+ deleteBG = 0.8 sec</text:span></text:p>
            <text:p><text:span text:style-name="T5">+ group shot by half-second</text:span></text:p>
            <text:p><text:span text:style-name="T5">+ saveWindowSize relative to fps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00,100,100,X,20,10000, 1,1, 0.81 </text:p>
          </table:table-cell>
          <table:table-cell office:value-type="string" calcext:value-type="string">
            <text:p><text:span text:style-name="T7">1</text:span><text:span text:style-name="T8">, </text:span><text:span text:style-name="T7">0/48, 427</text:span></text:p>
          </table:table-cell>
          <table:table-cell office:value-type="string" calcext:value-type="string">
            <text:p>0,0/32, 261</text:p>
          </table:table-cell>
          <table:table-cell office:value-type="string" calcext:value-type="string">
            <text:p>3, 0/36, 637</text:p>
          </table:table-cell>
          <table:table-cell table:number-columns-repeated="2"/>
          <table:table-cell office:value-type="string" calcext:value-type="string">
            <text:p><text:span text:style-name="T7">3</text:span>, <text:span text:style-name="T7">0/34,</text:span> <text:span text:style-name="T1">1619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1:50:20.5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30:02.778000000</meta:creation-date>
    <dc:date>2019-03-15T18:11:30.784000000</dc:date>
    <meta:editing-duration>PT8H17M16S</meta:editing-duration>
    <meta:editing-cycles>4</meta:editing-cycles>
    <meta:generator>LibreOffice/6.0.3.2$Windows_X86_64 LibreOffice_project/8f48d515416608e3a835360314dac7e47fd0b821</meta:generator>
    <meta:document-statistic meta:table-count="1" meta:cell-count="47" meta:object-count="0"/>
  </office:meta>
</office:document-meta>
</file>